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2025-01-02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2024-01-02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2023-01-04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7584" calcext:value-type="float">
            <text:p>52.2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2022-01-04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4496" calcext:value-type="float">
            <text:p>51.9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2021-01-04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2020-01-02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2019-01-02 2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8568" calcext:value-type="float">
            <text:p>51.7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2018-01-02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512" calcext:value-type="float">
            <text:p>51.7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2017-01-03 21:08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2744" calcext:value-type="float">
            <text:p>51.6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2016-01-02 20:37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644" calcext:value-type="float">
            <text:p>51.5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2015-01-02 22:03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7088" calcext:value-type="float">
            <text:p>51.3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2014-01-02 22:21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2328" calcext:value-type="float">
            <text:p>51.3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2013-01-03 14:42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4416" calcext:value-type="float">
            <text:p>51.3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2012-01-03 22:2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2011-01-03 23:19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2011-01-03 22:36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2010-01-02 23:38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2009-01-04 22:36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7656" calcext:value-type="float">
            <text:p>50.5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2008-01-03 21:18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2007-04-02 19:47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8328" calcext:value-type="float">
            <text:p>49.8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2006-01-05 15:1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2005-01-08 15:2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2004-01-08 15:34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2003-01-08 15:32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2002-01-09 19:34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2001-01-09 18:02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2024" calcext:value-type="float">
            <text:p>49.7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2000-01-06 17:34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99-01-04 2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2192" calcext:value-type="float">
            <text:p>49.5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98-01-05 20:06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96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96-09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96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9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95-09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95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1216" calcext:value-type="float">
            <text:p>48.5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9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4848" calcext:value-type="float">
            <text:p>48.6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94-09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9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8752" calcext:value-type="float">
            <text:p>48.6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93-09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0888" calcext:value-type="float">
            <text:p>51.3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93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0528" calcext:value-type="float">
            <text:p>48.4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93-04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8064" calcext:value-type="float">
            <text:p>48.5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9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92-09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92-06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92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9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91-09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91-06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5704" calcext:value-type="float">
            <text:p>48.6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9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3744" calcext:value-type="float">
            <text:p>48.2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9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90-06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2448" calcext:value-type="float">
            <text:p>48.5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90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9608" calcext:value-type="float">
            <text:p>48.6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9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9-09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9-06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412" calcext:value-type="float">
            <text:p>48.2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9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6416" calcext:value-type="float">
            <text:p>48.2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0152" calcext:value-type="float">
            <text:p>48.4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8-09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8648" calcext:value-type="float">
            <text:p>48.6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8-06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8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7104" calcext:value-type="float">
            <text:p>48.4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7-06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1136" calcext:value-type="float">
            <text:p>47.9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8608" calcext:value-type="float">
            <text:p>48.2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776" calcext:value-type="float">
            <text:p>48.4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6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6-06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6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4016" calcext:value-type="float">
            <text:p>48.1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5-09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948" calcext:value-type="float">
            <text:p>49.1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5-06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2952" calcext:value-type="float">
            <text:p>48.0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6688" calcext:value-type="float">
            <text:p>48.1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4-09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4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3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0864" calcext:value-type="float">
            <text:p>48.0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3-06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0968" calcext:value-type="float">
            <text:p>48.1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2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2-06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2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0216" calcext:value-type="float">
            <text:p>48.2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1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1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8088" calcext:value-type="float">
            <text:p>47.9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9152" calcext:value-type="float">
            <text:p>48.0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0-06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0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8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884" calcext:value-type="float">
            <text:p>47.8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9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2072" calcext:value-type="float">
            <text:p>48.5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9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3704" calcext:value-type="float">
            <text:p>47.9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8-09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8-06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1448" calcext:value-type="float">
            <text:p>48.1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7-09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6-06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5-09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1992" calcext:value-type="float">
            <text:p>47.9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5-06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5-03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364" calcext:value-type="float">
            <text:p>48.1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4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3744" calcext:value-type="float">
            <text:p>48.2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4-03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3392" calcext:value-type="float">
            <text:p>47.7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4-0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968" calcext:value-type="float">
            <text:p>47.7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3-06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5968" calcext:value-type="float">
            <text:p>46.2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2-09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2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1-06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9168" calcext:value-type="float">
            <text:p>48.9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6472" calcext:value-type="float">
            <text:p>49.4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2096" calcext:value-type="float">
            <text:p>48.0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0-08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0-06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7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9-06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9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8-06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8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7-09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7-06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7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8464" calcext:value-type="float">
            <text:p>47.9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6-09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4872" calcext:value-type="float">
            <text:p>48.1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6-06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6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5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5-09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5-06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4-09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4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4-06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4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3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3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2-10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4101084301</text:p>
          </table:table-cell>
          <table:table-cell office:value-type="string" calcext:value-type="string">
            <text:p>1962-09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36" meta:object-count="0"/>
    <meta:user-defined meta:name="AppVersion">3.0</meta:user-defined>
  </office:meta>
</office:document-meta>
</file>